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style:font-family-generic="modern"/>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00%"/>
      <style:text-properties fo:font-weight="bold" style:font-weight-asian="bold"/>
    </style:style>
    <style:style style:name="P2" style:family="paragraph" style:parent-style-name="Standard">
      <style:paragraph-properties fo:margin-left="0in" fo:margin-right="0.1807in" fo:text-indent="0in" style:auto-text-indent="false"/>
      <style:text-properties fo:color="#0f243e" fo:font-size="13pt" fo:language="zxx" fo:country="none" style:font-size-asian="13pt" style:language-asian="zxx" style:country-asian="none" style:font-size-complex="13pt"/>
    </style:style>
    <style:style style:name="P3" style:family="paragraph" style:parent-style-name="Standard">
      <style:paragraph-properties fo:margin-top="0in" fo:margin-bottom="0in" fo:text-align="center" style:justify-single-word="false"/>
      <style:text-properties fo:color="#0f243e" fo:font-size="13pt" style:font-size-asian="13pt" style:font-size-complex="13pt"/>
    </style:style>
    <style:style style:name="P4" style:family="paragraph" style:parent-style-name="Standard">
      <style:paragraph-properties fo:margin-top="0in" fo:margin-bottom="0in" fo:line-height="100%"/>
    </style:style>
    <style:style style:name="P5" style:family="paragraph" style:parent-style-name="Standard">
      <style:paragraph-properties fo:margin-top="0in" fo:margin-bottom="0in" fo:break-before="page"/>
      <style:text-properties fo:font-weight="bold" style:font-weight-asian="bold"/>
    </style:style>
    <style:style style:name="P6" style:family="paragraph" style:parent-style-name="Standard">
      <style:paragraph-properties fo:margin-left="0.5in" fo:margin-right="0in" fo:margin-top="0in" fo:margin-bottom="0in" fo:line-height="100%" fo:text-indent="0in" style:auto-text-indent="false"/>
    </style:style>
    <style:style style:name="P7" style:family="paragraph" style:parent-style-name="List_20_Paragraph">
      <style:text-properties style:text-underline-style="solid" style:text-underline-width="auto" style:text-underline-color="font-color"/>
    </style:style>
    <style:style style:name="P8" style:family="paragraph" style:parent-style-name="List_20_Paragraph">
      <style:text-properties fo:color="#ff0000"/>
    </style:style>
    <style:style style:name="P9" style:family="paragraph" style:parent-style-name="List_20_Paragraph">
      <style:text-properties fo:color="#ff0000" style:text-underline-style="solid" style:text-underline-width="auto" style:text-underline-color="font-color"/>
    </style:style>
    <style:style style:name="P10" style:family="paragraph" style:parent-style-name="List_20_Paragraph">
      <style:paragraph-properties fo:margin-left="0in" fo:margin-right="0in" fo:text-indent="0in" style:auto-text-indent="false"/>
    </style:style>
    <style:style style:name="P11" style:family="paragraph" style:parent-style-name="List_20_Paragraph">
      <style:paragraph-properties fo:margin-left="0in" fo:margin-right="0in" fo:text-indent="0in" style:auto-text-indent="false"/>
      <style:text-properties fo:color="#ff0000"/>
    </style:style>
    <style:style style:name="P12" style:family="paragraph" style:parent-style-name="List_20_Paragraph">
      <style:paragraph-properties fo:margin-left="0in" fo:margin-right="0in" fo:text-indent="0in" style:auto-text-indent="false" fo:break-before="page"/>
    </style:style>
    <style:style style:name="P13" style:family="paragraph" style:parent-style-name="List_20_Paragraph">
      <style:paragraph-properties fo:margin-left="0in" fo:margin-right="0in" fo:text-indent="0in" style:auto-text-indent="false" fo:break-before="page"/>
      <style:text-properties fo:color="#ff0000"/>
    </style:style>
    <style:style style:name="P14" style:family="paragraph" style:parent-style-name="List_20_Paragraph">
      <style:paragraph-properties fo:margin-left="0.25in" fo:margin-right="0in" fo:text-indent="0in" style:auto-text-indent="false"/>
    </style:style>
    <style:style style:name="P15" style:family="paragraph" style:parent-style-name="List_20_Paragraph">
      <style:paragraph-properties fo:margin-left="0.25in" fo:margin-right="0in" fo:text-indent="0in" style:auto-text-indent="false"/>
      <style:text-properties fo:font-weight="bold" style:font-weight-asian="bold"/>
    </style:style>
    <style:style style:name="P16" style:family="paragraph" style:parent-style-name="List_20_Paragraph">
      <style:paragraph-properties fo:margin-left="0.5in" fo:margin-right="0in" fo:text-indent="0.5in" style:auto-text-indent="false"/>
    </style:style>
    <style:style style:name="P17" style:family="paragraph" style:parent-style-name="List_20_Paragraph">
      <style:paragraph-properties fo:margin-left="0.5in" fo:margin-right="0in" fo:text-indent="0.5in" style:auto-text-indent="false"/>
      <style:text-properties style:text-underline-style="solid" style:text-underline-width="auto" style:text-underline-color="font-color"/>
    </style:style>
    <style:style style:name="P18" style:family="paragraph" style:parent-style-name="Standard" style:list-style-name="WW8Num5">
      <style:paragraph-properties fo:margin-top="0in" fo:margin-bottom="0in" fo:line-height="100%"/>
    </style:style>
    <style:style style:name="P19" style:family="paragraph" style:parent-style-name="Standard" style:list-style-name="WW8Num9">
      <style:paragraph-properties fo:margin-top="0in" fo:margin-bottom="0in" fo:line-height="100%"/>
    </style:style>
    <style:style style:name="P20" style:family="paragraph" style:parent-style-name="Standard" style:list-style-name="WW8Num9">
      <style:paragraph-properties fo:margin-top="0in" fo:margin-bottom="0in" fo:line-height="100%"/>
      <style:text-properties fo:font-weight="bold" style:font-weight-asian="bold"/>
    </style:style>
    <style:style style:name="P21" style:family="paragraph" style:parent-style-name="Standard" style:master-page-name="Standard">
      <style:paragraph-properties fo:line-height="100%" style:page-number="auto"/>
      <style:text-properties fo:font-weight="bold" style:font-weight-asian="bold"/>
    </style:style>
    <style:style style:name="P22" style:family="paragraph" style:parent-style-name="List_20_Paragraph" style:list-style-name="WW8Num10"/>
    <style:style style:name="P23" style:family="paragraph" style:parent-style-name="List_20_Paragraph" style:list-style-name="WW8Num7"/>
    <style:style style:name="P24" style:family="paragraph" style:parent-style-name="List_20_Paragraph" style:list-style-name="WW8Num2">
      <style:text-properties style:text-underline-style="solid" style:text-underline-width="auto" style:text-underline-color="font-color"/>
    </style:style>
    <style:style style:name="P25" style:family="paragraph" style:parent-style-name="List_20_Paragraph" style:list-style-name="WW8Num8"/>
    <style:style style:name="P26" style:family="paragraph" style:parent-style-name="List_20_Paragraph" style:list-style-name="WW8Num1"/>
    <style:style style:name="P27" style:family="paragraph" style:parent-style-name="List_20_Paragraph" style:list-style-name="WW8Num4"/>
    <style:style style:name="P28" style:family="paragraph" style:parent-style-name="List_20_Paragraph" style:list-style-name="WW8Num10">
      <style:paragraph-properties fo:break-before="page"/>
    </style:style>
    <style:style style:name="P29" style:family="paragraph" style:parent-style-name="List_20_Paragraph" style:list-style-name="WW8Num10">
      <style:paragraph-properties fo:margin-left="0in" fo:margin-right="0in" fo:text-indent="0in" style:auto-text-indent="false"/>
    </style:style>
    <style:style style:name="P30" style:family="paragraph">
      <style:paragraph-properties fo:text-align="center"/>
    </style:style>
    <style:style style:name="T1" style:family="text">
      <style:text-properties fo:font-weight="bold" style:font-weight-asian="bold"/>
    </style:style>
    <style:style style:name="T2" style:family="text">
      <style:text-properties fo:font-weight="bold" style:font-weight-asian="bold" style:font-name-complex="Calibri"/>
    </style:style>
    <style:style style:name="T3" style:family="text">
      <style:text-properties fo:font-size="10pt" style:font-size-asian="10pt"/>
    </style:style>
    <style:style style:name="T4" style:family="text">
      <style:text-properties style:font-name="Consolas" style:font-name-complex="Courier New"/>
    </style:style>
    <style:style style:name="T5" style:family="text">
      <style:text-properties fo:color="#ff0000"/>
    </style:style>
    <style:style style:name="T6" style:family="text">
      <style:text-properties style:text-underline-style="solid" style:text-underline-width="auto" style:text-underline-color="font-color"/>
    </style:style>
    <style:style style:name="T7" style:family="text">
      <style:text-properties style:font-name-complex="Calibri"/>
    </style:style>
    <style:style style:name="T8" style:family="text">
      <style:text-properties style:font-name="Symbol"/>
    </style:style>
    <style:style style:name="T9" style:family="text">
      <style:text-properties style:text-underline-style="solid" style:text-underline-type="double" style:text-underline-width="auto" style:text-underline-color="font-color"/>
    </style:style>
    <style:style style:name="fr1" style:family="graphic" style:parent-style-name="Frame">
      <style:graphic-properties fo:margin-left="0.1256in" fo:margin-right="0.1256in" style:run-through="background" style:wrap="run-through" style:number-wrapped-paragraphs="no-limit" style:vertical-pos="from-top" style:vertical-rel="page" style:horizontal-pos="from-left" style:horizontal-rel="page" fo:background-color="#ffffff" style:background-transparency="0%" fo:padding-left="0.0102in" fo:padding-right="0.0102in" fo:padding-top="0.0602in" fo:padding-bottom="0.0602in" fo:border="none">
        <style:background-image/>
      </style:graphic-properties>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Getting Started</text:p>
      <text:p text:style-name="P4">You will need to follow a couple of steps to set up for the homework sequence this quarter. <text:span text:style-name="T1">Complete these steps by the end of the week</text:span> so the staff can help you work through any problems.</text:p>
      <text:list xml:id="list328000776" text:style-name="WW8Num5">
        <text:list-item>
          <text:p text:style-name="P18">Run the student-setup script as explained at <text:a xlink:type="simple" xlink:href="http://www.cs.washington.edu/education/courses/cse331/12sp/tools/overview.html#initial-setup/"><text:span text:style-name="Internet_20_link"><text:span text:style-name="T3">http://www.cs.washington.edu/education/courses/cse331/12sp/tools/overview.html#initial-setup/</text:span></text:span></text:a>.</text:p>
        </text:list-item>
        <text:list-item>
          <text:p text:style-name="P18">Check out your Subversion repository<text:span text:style-name="T1">.</text:span> This quarter, you will receive starter code and submit your assignments through Subversion (SVN). </text:p>
        </text:list-item>
      </text:list>
      <text:list xml:id="list1798083333" text:style-name="WW8Num9">
        <text:list-item>
          <text:list>
            <text:list-item>
              <text:p text:style-name="P19">You will learn more about SVN in section. <text:s/>Also see the version control handout at <text:a xlink:type="simple" xlink:href="http://www.cs.washington.edu/education/courses/cse331/12sp/tools/versioncontrol.html"><text:span text:style-name="Internet_20_link"><text:span text:style-name="T3">http://www.cs.washington.edu/education/courses/cse331/12sp/tools/versioncontrol.html</text:span></text:span></text:a>.</text:p>
            </text:list-item>
            <text:list-item>
              <text:p text:style-name="P19">Follow the directions in the version control handout (above) to check out your repository. If you are working on your own computer, also see the SVN section of the Working At Home handout at <text:a xlink:type="simple" xlink:href="http://www.cs.washington.edu/education/courses/cse331/12sp/tools/WorkingAtHome.html#Step_4"><text:span text:style-name="Internet_20_link"><text:span text:style-name="T3">http://www.cs.washington.edu/education/courses/cse331/12sp/tools/WorkingAtHome.html#Step_4</text:span></text:span></text:a></text:p>
            </text:list-item>
            <text:list-item>
              <text:p text:style-name="P19">In the src/hw1/ directory of your repository, you will find a copy of this assignment in PDF form.</text:p>
            </text:list-item>
          </text:list>
        </text:list-item>
      </text:list>
      <text:p text:style-name="P4"/>
      <text:p text:style-name="P1">Turnin</text:p>
      <text:list xml:id="list670734477" text:continue-numbering="true" text:style-name="WW8Num9">
        <text:list-item>
          <text:p text:style-name="P19">Homework 1 is due Tuesday, April 3, 2012 at 11:00 PM.</text:p>
        </text:list-item>
        <text:list-item>
          <text:p text:style-name="P19">Please submit your answers by adding and committing a single PDF file named hw1_answers.pdf to the src/hw1/answers/ directory of your repository. Follow the directions in the version control handout for adding and committing files.</text:p>
        </text:list-item>
        <text:list-item>
          <text:p text:style-name="P19">Your file should be no larger than 3MB. Scanned copies of hand-written documents are fine, as long as they are legible when printed.</text:p>
        </text:list-item>
        <text:list-item>
          <text:p text:style-name="P19"><text:span text:style-name="T1">IMPORTANT!!! </text:span>After completing your homework, it is STRONGLY recommended that you run the validator tool as described at <text:a xlink:type="simple" xlink:href="http://www.cs.washington.edu/education/courses/cse331/12sp/tools/turnin.html#validate"><text:span text:style-name="Internet_20_link">http://www.cs.washington.edu/education/courses/cse331/12sp/tools/turnin.html#validate</text:span></text:a>. This tool checks for common structural mistakes, such as naming the file incorrectly or neglecting to add and commit it to your repository correctly (an all-too-common mistake for students new to version control). </text:p>
        </text:list-item>
        <text:list-item>
          <text:p text:style-name="P20">Submissions that do not follow these guidelines will not be graded.</text:p>
        </text:list-item>
      </text:list>
      <text:p text:style-name="P6"/>
      <text:p text:style-name="P6"/>
      <text:p text:style-name="P1">Other Information for HW1</text:p>
      <text:list xml:id="list2013384522" text:continue-numbering="true" text:style-name="WW8Num9">
        <text:list-item>
          <text:p text:style-name="P19">In your answers, you may use any standard symbols for “and” and “or” (&amp; and |, V and <text:span text:style-name="T4">Λ</text:span>, etc.).</text:p>
        </text:list-item>
        <text:list-item>
          <text:p text:style-name="P19">If no precondition is required for a code sequence, simply write {true} to denote the trivial precondition.</text:p>
        </text:list-item>
        <text:list-item>
          <text:p text:style-name="P19">You may assume that integer overflow will never occur.</text:p>
        </text:list-item>
      </text:list>
      <text:p text:style-name="P4"/>
      <text:p text:style-name="P4"/>
      <text:p text:style-name="P5"/>
      <text:list xml:id="list1078780787" text:style-name="WW8Num10">
        <text:list-item>
          <text:p text:style-name="P22"><text:span text:style-name="T1">Forward reasoning with assignment statements.</text:span> Find the strongest postcondition of each code sequence by inserting the appropriate assertion in each blank. The first assertion in part (a) is supplied as an example.<text:line-break/></text:p>
        </text:list-item>
      </text:list>
      <text:list xml:id="list1219011514" text:style-name="WW8Num7">
        <text:list-item>
          <text:p text:style-name="P23">{ x &gt; 0 }</text:p>
        </text:list-item>
      </text:list>
      <text:p text:style-name="List_20_Paragraph">x = 10;</text:p>
      <text:p text:style-name="P9">{ x == 10 }</text:p>
      <text:p text:style-name="List_20_Paragraph">y = 2 * x;</text:p>
      <text:p text:style-name="P7">{x = 10 &amp; y = 20 &amp; y = 2*x }</text:p>
      <text:p text:style-name="List_20_Paragraph">z = y + 4;</text:p>
      <text:p text:style-name="P7">{x = 10 <text:s/>&amp; <text:s/>y = 20 <text:s/>&amp; <text:s/>z = 24 <text:s/>&amp; <text:s/>y = 2*x <text:s/>&amp; <text:s/>z = y+4}</text:p>
      <text:p text:style-name="List_20_Paragraph">x = z / 2;</text:p>
      <text:p text:style-name="P7">{x = 12 <text:s/>&amp; <text:s/>y = 20 <text:s/>&amp; <text:s/>z = 24 <text:s/>&amp; <text:s/>z = y+4 <text:s/>&amp; <text:s/>x = z/2}</text:p>
      <text:p text:style-name="List_20_Paragraph">y = 0;</text:p>
      <text:p text:style-name="P7">{x = 12 <text:s/>&amp; <text:s/>y = 0 <text:s/>&amp; <text:s/>z = 24 <text:s/>&amp; <text:s/>x = z/2}</text:p>
      <text:p text:style-name="List_20_Paragraph"/>
      <text:list xml:id="list1655727755" text:continue-numbering="true" text:style-name="WW8Num7">
        <text:list-item>
          <text:p text:style-name="P23">{ x &gt; 0 }</text:p>
        </text:list-item>
      </text:list>
      <text:p text:style-name="List_20_Paragraph">y = x;</text:p>
      <text:p text:style-name="P7">{x &gt; 0 <text:s/>&amp; <text:s/>y &gt; 0 <text:s/>&amp; <text:s/>y = x}</text:p>
      <text:p text:style-name="List_20_Paragraph">y = y + 2;</text:p>
      <text:p text:style-name="P7">{x &gt; 0 <text:s/>&amp; <text:s/>y &gt; 2}</text:p>
      <text:p text:style-name="P9"/>
      <text:list xml:id="list821098798" text:continue-numbering="true" text:style-name="WW8Num7">
        <text:list-item>
          <text:p text:style-name="P23">{ |x| &gt; 10 }</text:p>
        </text:list-item>
      </text:list>
      <text:p text:style-name="List_20_Paragraph">x = -x;</text:p>
      <text:p text:style-name="P7">{|x| &gt; 10}</text:p>
      <text:p text:style-name="List_20_Paragraph">x = x / 2;</text:p>
      <text:p text:style-name="P7">{|x| &gt; 5}</text:p>
      <text:p text:style-name="List_20_Paragraph">x = x + 1;</text:p>
      <text:p text:style-name="P7">{x &lt; -4 <text:s/>| <text:s/>x &gt; 6}</text:p>
      <text:p text:style-name="P7"/>
      <text:list xml:id="list604667892" text:continue-numbering="true" text:style-name="WW8Num7">
        <text:list-item>
          <text:p text:style-name="P23">{ y &gt; 2x }</text:p>
        </text:list-item>
      </text:list>
      <text:p text:style-name="List_20_Paragraph">y = y * 2;</text:p>
      <text:p text:style-name="P7">{y &gt; 4x}</text:p>
      <text:p text:style-name="List_20_Paragraph">x = x + 1;</text:p>
      <text:p text:style-name="P7">{y &gt; 4(x-1)}</text:p>
      <text:p text:style-name="P7"/>
      <text:p text:style-name="P10"/>
      <text:list xml:id="list838870826" text:continue-list="list1078780787" text:style-name="WW8Num10">
        <text:list-item>
          <text:p text:style-name="P22"><text:span text:style-name="T1">Backward reasoning with assignment statements.</text:span> Find the weakest precondition of each code sequence by inserting the appropriate assertion in each blank.<text:line-break/></text:p>
        </text:list-item>
      </text:list>
      <text:list xml:id="list1588508022" text:style-name="WW8Num2">
        <text:list-item>
          <text:p text:style-name="P24">{x &gt; 0}</text:p>
        </text:list-item>
      </text:list>
      <text:p text:style-name="List_20_Paragraph"><text:soft-page-break/>x = x + 5;</text:p>
      <text:p text:style-name="P7">{y &gt; 10 <text:s/>&amp; <text:s/>x &gt; 5}</text:p>
      <text:p text:style-name="List_20_Paragraph">y = 2 * x;</text:p>
      <text:p text:style-name="List_20_Paragraph">{ y &gt; 10 }</text:p>
      <text:p text:style-name="List_20_Paragraph"/>
      <text:list xml:id="list1972832656" text:continue-numbering="true" text:style-name="WW8Num2">
        <text:list-item>
          <text:p text:style-name="P24">{x &lt;= -3}</text:p>
        </text:list-item>
      </text:list>
      <text:p text:style-name="List_20_Paragraph">y = x + 6;</text:p>
      <text:p text:style-name="P7">{x+y &lt;= 0}</text:p>
      <text:p text:style-name="List_20_Paragraph">z = x + y;</text:p>
      <text:p text:style-name="List_20_Paragraph">{ z &lt;= 0 }</text:p>
      <text:p text:style-name="P10"/>
      <text:list xml:id="list1030239864" text:continue-numbering="true" text:style-name="WW8Num2">
        <text:list-item>
          <text:p text:style-name="P24">{2x &gt; w-10}</text:p>
        </text:list-item>
      </text:list>
      <text:p text:style-name="List_20_Paragraph">y = w – 10;</text:p>
      <text:p text:style-name="P7">{2x &gt; y}</text:p>
      <text:p text:style-name="List_20_Paragraph">x = 2 * x;</text:p>
      <text:p text:style-name="List_20_Paragraph">{ x &gt; y }</text:p>
      <text:p text:style-name="List_20_Paragraph"/>
      <text:list xml:id="list1166064180" text:continue-numbering="true" text:style-name="WW8Num2">
        <text:list-item>
          <text:p text:style-name="P24">{2 &gt; s <text:s/>&amp; <text:s/>w &gt; 0}</text:p>
        </text:list-item>
      </text:list>
      <text:p text:style-name="List_20_Paragraph">t = 2 * s;</text:p>
      <text:p text:style-name="P7">{2 &gt; s <text:s/>&amp; <text:s/>2s+w &gt; t}</text:p>
      <text:p text:style-name="List_20_Paragraph">r = w + 4;</text:p>
      <text:p text:style-name="P7">{r &gt; 2s+w <text:s/>&amp; <text:s/>2s+w &gt; t}</text:p>
      <text:p text:style-name="List_20_Paragraph">s = 2*s + w;</text:p>
      <text:p text:style-name="List_20_Paragraph">{ r &gt; s &amp; s &gt; t }<text:line-break/><text:line-break/></text:p>
      <text:list xml:id="list1128058984" text:continue-list="list838870826" text:style-name="WW8Num10">
        <text:list-item>
          <text:p text:style-name="P28"><text:span text:style-name="T1">Backward reasoning with if/else statements.</text:span> Find the weakest precondition for the following conditional statement using backward reasoning, inserting the appropriate assertion in each blank. Be sure to explicitly verify that the intermediate postconditions for the two cases imply the total postcondition, i.e. show that (Q1 | Q2) =&gt; Q.</text:p>
        </text:list-item>
      </text:list>
      <text:p text:style-name="List_20_Paragraph"/>
      <text:p text:style-name="P14"><text:span text:style-name="T5"><text:tab/></text:span><text:span text:style-name="T6">{(x &gt;= 0 <text:s/>&amp; <text:s/>x != 0) <text:s/>| <text:s/>(x &lt; 0 <text:s/>&amp; <text:s/>x != 1)}</text:span></text:p>
      <text:p text:style-name="List_20_Paragraph">if (x &gt;= 0)</text:p>
      <text:p text:style-name="List_20_Paragraph"><text:tab/><text:span text:style-name="T6">{x != 0}</text:span></text:p>
      <text:p text:style-name="P16">z = x;</text:p>
      <text:p text:style-name="P17">{z != 0}</text:p>
      <text:p text:style-name="List_20_Paragraph">else</text:p>
      <text:p text:style-name="List_20_Paragraph"><text:tab/><text:span text:style-name="T6">{x != -1}</text:span></text:p>
      <text:p text:style-name="List_20_Paragraph"><text:tab/>z = x + 1;</text:p>
      <text:p text:style-name="List_20_Paragraph"><text:tab/><text:span text:style-name="T6">{z != 0}</text:span></text:p>
      <text:p text:style-name="List_20_Paragraph">{z != 0 }</text:p>
      <text:p text:style-name="P11"><text:line-break/></text:p>
      <text:list xml:id="list1817307536" text:continue-numbering="true" text:style-name="WW8Num10">
        <text:list-item>
          <text:p text:style-name="P22"><text:span text:style-name="T1">Wrong weakest precondition for if/else statements. </text:span><text:s/>Willy Wazoo says that the CSE 331 formula for wp(“If C, S1 else S2”, Q) is too hard to remember. <text:s text:c="2"/>He suggests this simpler definition:</text:p>
        </text:list-item>
      </text:list>
      <text:p text:style-name="P14"><text:span text:style-name="T2"><text:s text:c="3"/></text:span><text:span text:style-name="T7"><text:s/></text:span>wp(“If C, S1 else S2”, Q) <text:s/>= <text:s/>wp(S1, Q) <text:span text:style-name="T8"></text:span> wp(S2, Q) <text:s/>.<text:line-break/>Consider the following Hoare triple:</text:p>
      <text:p text:style-name="P14"/>
      <text:p text:style-name="P14"><text:span text:style-name="T1">P:</text:span> <text:s/><text:span text:style-name="T6">{x &lt; 3 <text:s/>| <text:s/>x &lt; -1}</text:span> </text:p>
      <text:p text:style-name="P14">if (x == 0) </text:p>
      <text:p text:style-name="P14">{</text:p>
      <text:p text:style-name="P14"><text:tab/>x = x - 5; <text:s text:c="5"/><text:span text:style-name="T1">// S1</text:span></text:p>
      <text:p text:style-name="P14">} else {</text:p>
      <text:p text:style-name="P14"><text:tab/>x = <text:span text:style-name="T6">x*2</text:span>; <text:s text:c="4"/><text:span text:style-name="T1">// S2</text:span></text:p>
      <text:p text:style-name="P14">}</text:p>
      <text:p text:style-name="P14"><text:span text:style-name="T1">Q:</text:span> <text:s/>{x &lt; -2<text:span text:style-name="T6">}</text:span> </text:p>
      <text:p text:style-name="P15"/>
      <text:list xml:id="list1349027846" text:continue-numbering="true" text:style-name="WW8Num10">
        <text:list-item>
          <text:list>
            <text:list-item>
              <text:p text:style-name="P22">Fill in S1, S2 with statements of your choice (but read the rest of this problem before making your choice).</text:p>
            </text:list-item>
            <text:list-item>
              <text:p text:style-name="P22">Fill in Q with a condition of your choice. <text:s/>Compute P according to Willy’s definition.</text:p>
            </text:list-item>
            <text:list-item>
              <text:p text:style-name="P22">In the space below, give a concrete initial value of x that satisfies P, and the corresponding final value of x (resulting from executing the code) that does not satisfy Q. <text:s/>This shows that Willy’s definition is incorrect.</text:p>
            </text:list-item>
          </text:list>
        </text:list-item>
      </text:list>
      <text:p text:style-name="List_20_Paragraph">x = 1</text:p>
      <text:p text:style-name="List_20_Paragraph"/>
      <text:p text:style-name="List_20_Paragraph"/>
      <text:p text:style-name="List_20_Paragraph"><text:soft-page-break/></text:p>
      <text:p text:style-name="List_20_Paragraph"/>
      <text:p text:style-name="List_20_Paragraph"/>
      <text:list xml:id="list2182937197" text:continue-numbering="true" text:style-name="WW8Num10">
        <text:list-item>
          <text:p text:style-name="P22"><text:span text:style-name="T1">Another wrong weakest precondition for if/else statements. <text:s/></text:span>Willy accepts your counterexample, but he still believes he can simplify the formula. <text:s/>He proposes to try the equation:</text:p>
        </text:list-item>
      </text:list>
      <text:p text:style-name="P14"><text:span text:style-name="T2"><text:s text:c="2"/></text:span>wp(“If C, S1 else S2”, Q) <text:s/>= <text:s/>wp(S1, Q) <text:span text:style-name="T8"></text:span> wp(S2, Q) .</text:p>
      <text:p text:style-name="P14">Consider the following Hoare triple:</text:p>
      <text:p text:style-name="P14"/>
      <text:p text:style-name="P14"><text:span text:style-name="T1">P:</text:span> <text:s/><text:span text:style-name="T6">{x &lt; 12 <text:s/>&amp; <text:s/>x &gt; -2}</text:span> </text:p>
      <text:p text:style-name="P14">if (x == 0) </text:p>
      <text:p text:style-name="P14">{</text:p>
      <text:p text:style-name="P14"><text:tab/>x = x / 2; <text:s text:c="5"/><text:span text:style-name="T1">// S1</text:span></text:p>
      <text:p text:style-name="P14">} else {</text:p>
      <text:p text:style-name="P14"><text:tab/>x = <text:span text:style-name="T6">-3 * x</text:span>; <text:s text:c="4"/><text:span text:style-name="T1">// S2</text:span></text:p>
      <text:p text:style-name="P14">}</text:p>
      <text:p text:style-name="P14"><text:span text:style-name="T1">Q:</text:span> <text:s/><text:span text:style-name="T6">{x &lt; 6}</text:span> </text:p>
      <text:p text:style-name="P15"/>
      <text:list xml:id="list469535506" text:continue-numbering="true" text:style-name="WW8Num10">
        <text:list-item>
          <text:list>
            <text:list-item>
              <text:p text:style-name="P22">Fill in S1, S2 with statements of your choice (but read the rest of this problem before making your choice).</text:p>
            </text:list-item>
            <text:list-item>
              <text:p text:style-name="P22">Fill in Q with a condition of your choice. <text:s/>Compute P according to Willy’s definition.</text:p>
            </text:list-item>
            <text:list-item>
              <text:p text:style-name="P22">In the space below, give a concrete initial value of x that does not satisfy P, and the corresponding final value of x (resulting from executing the code) that satisfies Q. <text:s/>This shows that Willy’s definition does not give the weakest precondition.</text:p>
            </text:list-item>
          </text:list>
        </text:list-item>
      </text:list>
      <text:p text:style-name="P14">x = 24</text:p>
      <text:p text:style-name="P14"/>
      <text:p text:style-name="P14"/>
      <text:p text:style-name="P14"/>
      <text:p text:style-name="P14"/>
      <text:p text:style-name="P14"/>
      <text:p text:style-name="P14"/>
      <text:p text:style-name="P14"/>
      <text:p text:style-name="P14"/>
      <text:list xml:id="list2060943754" text:continue-numbering="true" text:style-name="WW8Num10">
        <text:list-item>
          <text:p text:style-name="P22"><text:span text:style-name="T1">Weakest conditions. </text:span>Circle the weakest condition in each set.</text:p>
        </text:list-item>
      </text:list>
      <text:list xml:id="list2177719958" text:style-name="WW8Num8">
        <text:list-item>
          <text:p text:style-name="P25"><draw:path text:anchor-type="paragraph" draw:z-index="16" draw:style-name="gr1" draw:text-style-name="P30" svg:width="1.2173in" svg:height="0.4224in" draw:transform="rotate (-3.14159265358979) translate (3.55211742460504in 0.343827160493826in)" svg:viewBox="0 0 3093 1074" svg:d="m2011 1018c266 2 554 106 794 0 250-111 487-713 26-847-273-79-561-128-847-158-261-28-527 0-793 0-263 0-531-29-794 0-378 40-392 467-397 740-7 390 480 314 741 318 273 4 547 0 820 0l265-79 264-80 106-53"><text:p/></draw:path>{x == 20 }<text:tab/>{ x &gt; 10 }<text:tab/>{ x &gt;= 10 }</text:p>
        </text:list-item>
      </text:list>
      <text:p text:style-name="List_20_Paragraph"/>
      <text:list xml:id="list1022268054" text:continue-numbering="true" text:style-name="WW8Num8">
        <text:list-item>
          <text:p text:style-name="P25"><draw:path text:anchor-type="paragraph" draw:z-index="17" draw:style-name="gr1" draw:text-style-name="P30" svg:width="0.9335in" svg:height="0.4917in" draw:transform="rotate (-3.14159265358979) translate (2.31257383831769in 0.34281899385863in)" svg:viewBox="0 0 2372 1250" svg:d="m1588 1171c275-55 640 165 767-291 111-401-353-510-556-688-229-201-545-186-820-159-298 29-755-187-873 212-83 280-270 709 212 846 280 80 578 34 846 159h291 265l106-79"><text:p/></draw:path>{ t == 2 }<text:tab/>{ t != 0 }<text:tab/><text:tab/>{ t &gt; 0 }</text:p>
        </text:list-item>
      </text:list>
      <text:p text:style-name="P10"/>
      <text:list xml:id="list1322664085" text:continue-numbering="true" text:style-name="WW8Num8">
        <text:list-item>
          <text:p text:style-name="P25"><draw:path text:anchor-type="paragraph" draw:z-index="18" draw:style-name="gr1" draw:text-style-name="P30" svg:width="1.2559in" svg:height="0.637in" draw:transform="rotate (-2.72341176481195) translate (3.84992806612082in 0.150486415430482in)" svg:viewBox="0 0 3191 1619" svg:d="m1740 1400c288-100 547 60 801 153 200 74 843 166 593-228-150-239-479-306-741-417-249-105-501-218-750-333-240-110-468-244-714-346-259-107-518-408-833-81-278 288 114 499 322 578 256 97 511 202 728 381 205 170 476 233 715 347l35-14"><text:p/></draw:path>{ x &gt; 0 &amp; y &gt; 0 }<text:tab/><text:tab/>{ x &gt; 0 | y &gt; 0 }</text:p>
        </text:list-item>
      </text:list>
      <text:p text:style-name="P10"><draw:line text:anchor-type="paragraph" draw:z-index="19" draw:style-name="gr1" draw:text-style-name="P30" svg:x1="0.8122in" svg:y1="0.1654in" svg:x2="0.7811in" svg:y2="0.1965in"><text:p/></draw:line></text:p>
      <text:list xml:id="list2049619578" text:continue-numbering="true" text:style-name="WW8Num8">
        <text:list-item>
          <text:p text:style-name="P25"><draw:path text:anchor-type="paragraph" draw:z-index="20" draw:style-name="gr1" draw:text-style-name="P30" svg:width="1.1256in" svg:height="0.2874in" svg:x="0.4756in" svg:y="0.0102in" svg:viewBox="0 0 2860 731" svg:d="m1068 651c282 0 566-7 847 0 315 8 583-132 820-317 412-323-307-309-476-318-274-14-549-28-821 0-273 29-550 32-820 80-215 38-691-240-608 264 74 455 495 194 740 344l265 27h265v-27"><text:p/></draw:path>{ |x+y| &gt; w }<text:tab/><text:tab/>{ x+y &gt; w }</text:p>
        </text:list-item>
      </text:list>
      <text:list xml:id="list2026930103" text:continue-list="list2060943754" text:style-name="WW8Num10">
        <text:list-item>
          <text:p text:style-name="P22"><text:soft-page-break/><text:span text:style-name="T1">Hoare triples.</text:span> State whether each Hoare triple is valid. If it is invalid, explain why and show how you would modify the precondition or postcondition to make it valid.<text:line-break/></text:p>
        </text:list-item>
      </text:list>
      <text:list xml:id="list382784090" text:style-name="WW8Num1">
        <text:list-item>
          <text:p text:style-name="P26">{ x &lt; 0 }</text:p>
        </text:list-item>
      </text:list>
      <text:p text:style-name="List_20_Paragraph">y = 2*x;</text:p>
      <text:p text:style-name="List_20_Paragraph">{ y &lt;= 0 }</text:p>
      <text:p text:style-name="P11"><text:tab/>Valid</text:p>
      <text:p text:style-name="P11"/>
      <text:list xml:id="list419715347" text:continue-numbering="true" text:style-name="WW8Num1">
        <text:list-item>
          <text:p text:style-name="P26">{ x &gt;= y }</text:p>
        </text:list-item>
      </text:list>
      <text:p text:style-name="List_20_Paragraph">z = x – y;</text:p>
      <text:p text:style-name="List_20_Paragraph">{ z &gt; 0 }</text:p>
      <text:p text:style-name="List_20_Paragraph">Invalid, because if x = y, then z = 0. This can be modified by changing the precondition to {x &gt; y}</text:p>
      <text:p text:style-name="P8"/>
      <text:list xml:id="list322935882" text:continue-numbering="true" text:style-name="WW8Num1">
        <text:list-item>
          <text:p text:style-name="P26">{true}</text:p>
        </text:list-item>
      </text:list>
      <text:p text:style-name="List_20_Paragraph">if (x % 2 == 0)</text:p>
      <text:p text:style-name="List_20_Paragraph"><text:tab/>y = x;</text:p>
      <text:p text:style-name="List_20_Paragraph">else</text:p>
      <text:p text:style-name="List_20_Paragraph"><text:tab/>y = x+1;</text:p>
      <text:p text:style-name="List_20_Paragraph">{ y is even }</text:p>
      <text:p text:style-name="List_20_Paragraph">Valid</text:p>
      <text:p text:style-name="List_20_Paragraph"/>
      <text:list xml:id="list2172984308" text:continue-numbering="true" text:style-name="WW8Num1">
        <text:list-item>
          <text:p text:style-name="P26">{ x &lt; 0 }</text:p>
        </text:list-item>
      </text:list>
      <text:p text:style-name="List_20_Paragraph">if (x &lt; 100)</text:p>
      <text:p text:style-name="List_20_Paragraph"><text:tab/>x = -1;</text:p>
      <text:p text:style-name="List_20_Paragraph">else</text:p>
      <text:p text:style-name="List_20_Paragraph"><text:tab/>x = 1;</text:p>
      <text:p text:style-name="List_20_Paragraph">{ x &lt; 0 }</text:p>
      <text:p text:style-name="List_20_Paragraph">Valid</text:p>
      <text:p text:style-name="P13"/>
      <text:list xml:id="list685097565" text:continue-list="list2026930103" text:style-name="WW8Num10">
        <text:list-item>
          <text:p text:style-name="P22"><text:span text:style-name="T1">Verifying correctness.</text:span> For each block of code, fill in the intermediate assertions, then use them to state whether the precondition is sufficient to guarantee the postcondition. If it the precondition is insufficient, explain why and indicate where the assertions don’t match up.</text:p>
        </text:list-item>
      </text:list>
      <text:p text:style-name="P14">(Hint: for assignment statements, use backward reasoning to find the weakest precondition that guarantees the postcondition, then see if the given precondition is weaker than the weakest precondition. For if/else statements, you may find a combination of forward and backward reasoning most useful. Follow the rules given in class for what assertion to insert at each point.)</text:p>
      <text:p text:style-name="P14"/>
      <text:list xml:id="list411975127" text:style-name="WW8Num4">
        <text:list-item>
          <text:p text:style-name="P27">{ x &gt; 0 }</text:p>
        </text:list-item>
      </text:list>
      <text:p text:style-name="List_20_Paragraph">y = x – 1;</text:p>
      <text:p text:style-name="P7">{y &gt; 0}</text:p>
      <text:p text:style-name="List_20_Paragraph">z = 2 * y;</text:p>
      <text:p text:style-name="P7">{z &gt; 0}</text:p>
      <text:p text:style-name="List_20_Paragraph">z = z + 1;</text:p>
      <text:p text:style-name="List_20_Paragraph">{ z &gt; 1 }</text:p>
      <text:p text:style-name="List_20_Paragraph">The precondition is insufficientbecause with backward reasoning, we arrive with the precondition of {x &gt; 1}. This means that a value of 1 for x will not end up wth {z &gt; 1}</text:p>
      <text:list xml:id="list1898224736" text:continue-numbering="true" text:style-name="WW8Num4">
        <text:list-item>
          <text:p text:style-name="P27">{ 2x &gt;= w }</text:p>
        </text:list-item>
      </text:list>
      <text:p text:style-name="List_20_Paragraph">y = w – 2;</text:p>
      <text:p text:style-name="P7">{2*x-2 &gt;= y}</text:p>
      <text:p text:style-name="List_20_Paragraph">x = 2*x;</text:p>
      <text:p text:style-name="P7">{x-2 &gt;= y}</text:p>
      <text:p text:style-name="List_20_Paragraph">z = x – 2;</text:p>
      <text:p text:style-name="List_20_Paragraph">{ z &gt;= y }</text:p>
      <text:p text:style-name="P8">The precondition is sufficient.</text:p>
      <text:p text:style-name="P8"/>
      <text:list xml:id="list1649733658" text:continue-numbering="true" text:style-name="WW8Num4">
        <text:list-item>
          <text:p text:style-name="P27">{ y &gt; 0 }</text:p>
        </text:list-item>
      </text:list>
      <text:p text:style-name="List_20_Paragraph">if (x == y)</text:p>
      <text:p text:style-name="List_20_Paragraph"><text:tab/>{y &gt; 0 <text:s/>&amp; <text:s/>x &gt; 0 <text:s/>&amp; <text:s/>x = y<text:span text:style-name="T6">}</text:span></text:p>
      <text:p text:style-name="List_20_Paragraph"><text:tab/>x= -1;j</text:p>
      <text:p text:style-name="P17">{y &gt; 0 <text:s/>&amp; <text:s/>x = -1}</text:p>
      <text:p text:style-name="List_20_Paragraph">else</text:p>
      <text:p text:style-name="List_20_Paragraph"><text:tab/><text:span text:style-name="T6">{y != x <text:s/>&amp; <text:s/>x &gt; 0}</text:span></text:p>
      <text:p text:style-name="P16">x = y - 1;</text:p>
      <text:p text:style-name="P17">{x = y - 1}</text:p>
      <text:p text:style-name="List_20_Paragraph">{ x &lt; y }</text:p>
      <text:p text:style-name="List_20_Paragraph">The precondition is sufficient.</text:p>
      <text:p text:style-name="P12"/>
      <text:list xml:id="list980619138" text:continue-list="list685097565" text:style-name="WW8Num10">
        <text:list-item>
          <text:p text:style-name="P22"><text:span text:style-name="T1">Write and prove code. </text:span>Write a block of code that calculates the smallest even number greater than or equal to x and stores it in y. In other words, y will be assigned either x or x+1. Assume x and y have already been initialized, and annotate your code with assertions before and after each statement to prove that it is correct. At the end of the block, it should be true that y is even and that y == x or y == x +1.</text:p>
          <text:list>
            <text:list-item>
              <text:list>
                <text:list-item>
                  <text:list>
                    <text:list-header>
                      <text:p text:style-name="P29"><text:s text:c="3"/></text:p>
                      <text:p text:style-name="P29">{true}</text:p>
                      <text:p text:style-name="P29">if (x % 2 == 0)</text:p>
                      <text:list>
                        <text:list-header>
                          <text:p text:style-name="P29"><text:s text:c="6"/>{x is even}</text:p>
                          <text:p text:style-name="P29"><text:s text:c="6"/>y = x;</text:p>
                          <text:p text:style-name="P29"><text:s text:c="6"/>{x is even <text:s/>&amp; <text:s/>y = x <text:s/>&amp; <text:s/>y is even}</text:p>
                          <text:p text:style-name="P29">else</text:p>
                          <text:p text:style-name="P29"><text:s text:c="6"/>{x is odd}</text:p>
                        </text:list-header>
                      </text:list>
                    </text:list-header>
                  </text:list>
                </text:list-item>
              </text:list>
            </text:list-item>
          </text:list>
        </text:list-item>
      </text:list>
      <text:p text:style-name="P10"><text:s text:c="6"/>y = x + 1;</text:p>
      <text:p text:style-name="P10"><text:s text:c="6"/>{x is odd <text:s/>&amp; <text:s/>y = x + 1 <text:s/>&amp; <text:s/>y is even}</text:p>
      <text:p text:style-name="P10">{(y = x <text:s/>&amp; <text:s/>y is even) <text:s/>| <text:s/>(y = x + 1 <text:s/>&amp; <text:s/>y is ev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style:font-family-generic="modern"/>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fo:line-height="115%" fo:orphans="2" fo:widows="2" style:writing-mode="lr-tb"/>
      <style:text-properties style:use-window-font-color="true" style:font-name="Calibri" fo:font-size="11pt" fo:language="en" fo:country="US" style:font-name-asian="Calibri" style:font-size-asian="11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List_20_Paragraph" style:display-name="List Paragraph" style:family="paragraph" style:parent-style-name="Standard">
      <style:paragraph-properties fo:margin="100%" fo:margin-left="0.5in" fo:margin-right="0in" fo:margin-top="0in" fo:margin-bottom="0in" fo:text-indent="0in" style:auto-text-indent="false"/>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paragraph-properties fo:margin-top="0in" fo:margin-bottom="0in" fo:line-height="100%"/>
      <style:text-properties style:font-name="Tahoma" fo:font-size="8pt" style:font-size-asian="8pt" style:font-name-complex="Tahoma" style:font-size-complex="8pt"/>
    </style:style>
    <style:style style:name="Revision" style:family="paragraph">
      <style:paragraph-properties fo:orphans="2" fo:widows="2"/>
      <style:text-properties style:use-window-font-color="true" style:font-name="Calibri" fo:font-size="11pt" fo:language="en" fo:country="US" style:font-name-asian="Calibri" style:font-size-asian="11pt" style:font-name-complex="Times New Roman" style:font-size-complex="11pt" style:language-complex="ar" style:country-complex="SA"/>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Frame_20_contents" style:display-name="Frame contents" style:family="paragraph" style:parent-style-name="Text_20_body" style:class="extra"/>
    <style:style style:name="WW8Num1z0" style:family="text">
      <style:text-properties fo:font-weight="bold" style:font-weight-asian="bold"/>
    </style:style>
    <style:style style:name="WW8Num2z0" style:family="text">
      <style:text-properties fo:font-weight="bold" style:font-weight-asian="bold"/>
    </style:style>
    <style:style style:name="WW8Num3z0" style:family="text">
      <style:text-properties style:font-name="Wingdings" style:font-name-asian="Calibri" style:font-name-complex="Times New Roman"/>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6z0" style:family="text">
      <style:text-properties fo:font-weight="bold" style:font-weight-asian="bold"/>
    </style:style>
    <style:style style:name="WW8Num8z0" style:family="text">
      <style:text-properties fo:font-weight="bold" style:font-weight-asian="bold"/>
    </style:style>
    <style:style style:name="WW8Num9z0" style:family="text">
      <style:text-properties style:font-name="Calibri" style:font-name-asian="Calibri" style:font-name-complex="Calibri"/>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1" style:family="text">
      <style:text-properties fo:font-weight="bold" style:font-weight-asian="bold"/>
    </style:style>
    <style:style style:name="Default_20_Paragraph_20_Font" style:display-name="Default Paragraph Font" style:family="text"/>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parent-style-name="Default_20_Paragraph_20_Font"/>
    <style:style style:name="Comment_20_Subject_20_Char" style:display-name="Comment Subject Char" style:family="text">
      <style:text-properties fo:font-weight="bold" style:font-weight-asian="bold" style:font-weight-complex="bold"/>
    </style:style>
    <style:style style:name="Balloon_20_Text_20_Char" style:display-name="Balloon Text Char" style:family="text">
      <style:text-properties style:font-name="Tahoma" fo:font-size="8pt" style:font-size-asian="8pt" style:font-name-complex="Tahoma" style:font-size-complex="8pt"/>
    </style:style>
    <style:style style:name="Header_20_Char" style:display-name="Header Char" style:family="text">
      <style:text-properties fo:font-size="11pt" style:font-size-asian="11pt" style:font-size-complex="11pt"/>
    </style:style>
    <style:style style:name="Footer_20_Char" style:display-name="Footer Char" style:family="text">
      <style:text-properties fo:font-size="11pt" style:font-size-asian="11pt" style:font-size-complex="11pt"/>
    </style:style>
    <style:style style:name="Internet_20_link" style:display-name="Internet link" style:family="tex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8Num9z1" style:num-suffix="."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text-align="center"/>
    </style:style>
    <style:style style:name="MP2" style:family="paragraph" style:parent-style-name="Standard">
      <style:paragraph-properties fo:margin-left="0in" fo:margin-right="0.1807in" fo:text-indent="0in" style:auto-text-indent="false"/>
      <style:text-properties fo:color="#0f243e" fo:font-size="13pt" fo:language="zxx" fo:country="none" style:font-size-asian="13pt" style:language-asian="zxx" style:country-asian="none" style:font-size-complex="13pt"/>
    </style:style>
    <style:style style:name="MP3" style:family="paragraph" style:parent-style-name="Standard">
      <style:paragraph-properties fo:margin-top="0in" fo:margin-bottom="0in" fo:text-align="center" style:justify-single-word="false"/>
      <style:text-properties fo:color="#0f243e" fo:font-size="13pt" style:font-size-asian="13pt" style:font-size-complex="13pt"/>
    </style:style>
    <style:style style:name="MT1" style:family="text">
      <style:text-properties fo:font-weight="bold" style:font-weight-asian="bold"/>
    </style:style>
    <style:style style:name="Mfr1" style:family="graphic" style:parent-style-name="Frame">
      <style:graphic-properties fo:margin-left="0.1256in" fo:margin-right="0.1256in" style:run-through="background" style:wrap="run-through" style:number-wrapped-paragraphs="no-limit" style:vertical-pos="from-top" style:vertical-rel="page" style:horizontal-pos="from-left" style:horizontal-rel="page" fo:background-color="#ffffff" style:background-transparency="0%" fo:padding-left="0.0102in" fo:padding-right="0.0102in" fo:padding-top="0.0602in" fo:padding-bottom="0.0602in" fo:border="none">
        <style:background-image/>
      </style:graphic-properties>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1in"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Header"><draw:path text:anchor-type="paragraph" draw:z-index="15" draw:style-name="Mgr1" draw:text-style-name="MP1" svg:width="0.1055in" svg:height="0in" svg:x="0.3839in" svg:y="0.7283in" svg:viewBox="0 0 269 0" svg:d="m56 0c-19 0-50 0-55 0s24 0 46 0 44 0 66 0 45 0 67 0c21 0 44 0 66 0 28 0 35 0 0 0-23 0-46 0-69 0s-47 0-70 0c-24 0-49 0-71 0h-5"><text:p/></draw:path><text:tab/><text:span text:style-name="MT1">CSE 331 Spring 2012 Homework Assignment 1</text:span></text:p>
      </style:header>
      <style:footer>
        <text:p text:style-name="MP2"><draw:frame draw:style-name="Mfr1" draw:name="Frame1" text:anchor-type="char" svg:x="7.7346in" svg:y="10.2299in" svg:width="0.4228in" draw:z-index="7"><draw:text-box fo:min-height="0.0161in"><text:p text:style-name="MP3"><text:page-number style:num-format="1" text:select-page="current">8</text:page-number></text:p></draw:text-box></draw:frame></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02T15:49:32</meta:creation-date>
    <dc:date>2012-04-02T21:39:43</dc:date>
    <meta:print-date>2012-03-28T16:19:00</meta:print-date>
    <meta:editing-cycles>78</meta:editing-cycles>
    <meta:editing-duration>PT9H40M24S</meta:editing-duration>
    <meta:generator>LibreOffice/3.5$Linux_X86_64 LibreOffice_project/350m1$Build-102</meta:generator>
    <meta:document-statistic meta:table-count="0" meta:image-count="0" meta:object-count="0" meta:page-count="8" meta:paragraph-count="181" meta:word-count="1715" meta:character-count="4508" meta:non-whitespace-character-count="6234"/>
    <meta:user-defined meta:name="Info 1"/>
    <meta:user-defined meta:name="Info 2"/>
    <meta:user-defined meta:name="Info 3"/>
    <meta:user-defined meta:name="Info 4"/>
  </office:meta>
</office:document-meta>
</file>